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1" text:outline-level="1"><text:bookmark text:name="user-content-folder-structure"/>Folder Structure</text:h>
      <text:p text:style-name="Text_20_body">We will have a folder called config that will have the root urls.py and settings.py files</text:p>
      <text:p text:style-name="Text_20_body">Each app will have the following</text:p>
      <text:list xml:id="list2760139111261663908" text:style-name="L1">
        <text:list-item>
          <text:p text:style-name="P2">A models directory </text:p>
          <text:list>
            <text:list-item>
              <text:p text:style-name="P2">We will have one file per model inside this directory </text:p>
            </text:list-item>
          </text:list>
        </text:list-item>
        <text:list-item>
          <text:p text:style-name="P2">An API directory </text:p>
          <text:list>
            <text:list-item>
              <text:p text:style-name="P2">This will in turn have directories for different versions V1, V2 etc. </text:p>
            </text:list-item>
            <text:list-item>
              <text:p text:style-name="P2">Iniside this we have one file for each ViewSet </text:p>
            </text:list-item>
          </text:list>
        </text:list-item>
        <text:list-item>
          <text:p text:style-name="P2">A services direcotry </text:p>
          <text:list>
            <text:list-item>
              <text:p text:style-name="P2">This will have files with buisness logic </text:p>
            </text:list-item>
          </text:list>
        </text:list-item>
        <text:list-item>
          <text:p text:style-name="P2">A query set directory </text:p>
          <text:list>
            <text:list-item>
              <text:p text:style-name="P2">files with queryset managers for our models </text:p>
            </text:list-item>
          </text:list>
        </text:list-item>
        <text:list-item>
          <text:p text:style-name="P2">A test directory </text:p>
          <text:list>
            <text:list-item>
              <text:p text:style-name="P2">this will have sub-directories for models, services etc. </text:p>
            </text:list-item>
            <text:list-item>
              <text:p text:style-name="P2">unit tests files will be inside each sub-directory </text:p>
            </text:list-item>
          </text:list>
        </text:list-item>
        <text:list-item>
          <text:p text:style-name="P2">A serializers.py file </text:p>
          <text:list>
            <text:list-item>
              <text:p text:style-name="P1">all the serializers used in our app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4S</meta:editing-duration>
    <meta:editing-cycles>3</meta:editing-cycles>
    <meta:generator>OpenOffice/4.1.7$Win32 OpenOffice.org_project/417m1$Build-9800</meta:generator>
    <dc:date>2021-03-22T13:12:21.26</dc:date>
    <meta:document-statistic meta:table-count="0" meta:image-count="0" meta:object-count="0" meta:page-count="1" meta:paragraph-count="17" meta:word-count="125" meta:character-count="668"/>
    <meta:user-defined meta:name="Info 1"/>
    <meta:user-defined meta:name="Info 2"/>
    <meta:user-defined meta:name="Info 3"/>
    <meta:user-defined meta:name="Info 4"/>
  </office:meta>
</office:document-meta>
</file>